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1" style:family="paragraph">
      <style:text-properties fo:font-size="46.5pt" style:font-size-asian="46.5pt" style:font-size-complex="46.5pt"/>
    </style:style>
    <style:style style:name="P2" style:family="paragraph">
      <style:paragraph-properties fo:margin-left="0cm" fo:margin-right="0cm" fo:text-indent="0cm"/>
      <style:text-properties fo:font-size="42.7000007629395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42.7000007629395pt"/>
    </style:style>
    <style:style style:name="P4" style:family="paragraph">
      <loext:graphic-properties draw:fill-color="#ffffff"/>
    </style:style>
    <style:style style:name="T1" style:family="text">
      <style:text-properties fo:font-size="46.5pt" style:font-size-asian="46.5pt" style:font-size-complex="46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2">Vortrag von Lukas Essig und Peter Müll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Eigenschaften</text:p>
                <text:list>
                  <text:list-item>
                    <text:p>Erweiterung eines binären Suchbau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34"/>
  </office:meta>
</office:document-meta>
</file>